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>
        <text:changed-region xml:id="ct176317112" text:id="ct176317112">
          <text:insertion>
            <office:change-info>
              <dc:creator>Luc Saffre</dc:creator>
              <dc:date>2013-03-30T0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><office:annotation><dc:creator>Luc Saffre</dc:creator><dc:date>2013-03-30T03:54:45</dc:date><text:p text:style-name="P4"><text:span text:style-name="T2">do section for jobtype in self.jobtypes</text:span></text:p></office:annotation><text:change-start text:change-id="ct176317112"/>unicode(jobtype)<text:change-end text:change-id="ct176317112"/></text:h>
        <text:p text:style-name="Standard">bla<office:annotation><dc:creator>Luc Saffre</dc:creator><dc:date>2013-03-29T22:21:12</dc:date><text:p><text:span text:style-name="T1">do text </text:span></text:p><text:p><text:span text:style-name="T1">from <text:s/>table(jobs.JobsOverviewByType.request(jobtype,param_values=dict(date=self.today)))</text:span></text:p></office:annotation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0847in" table:align="left"/>
    </style:style>
    <style:style style:name="Table1.A" style:family="table-column">
      <style:table-column-properties style:column-width="1.9799in"/>
    </style:style>
    <style:style style:name="Table1.B" style:family="table-column">
      <style:table-column-properties style:column-width="3.141in"/>
    </style:style>
    <style:style style:name="Table1.C" style:family="table-column">
      <style:table-column-properties style:column-width="1.9639in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5902in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80879744" text:id="ct180879744">
            <text:insertion>
              <office:change-info>
                <dc:creator>Luc Saffre</dc:creator>
                <dc:date>2013-03-30T04:07:00</dc:date>
              </office:change-info>
            </text:insertion>
          </text:changed-region>
          <text:changed-region xml:id="ct176817000" text:id="ct176817000">
            <text:insertion>
              <office:change-info>
                <dc:creator>Luc Saffre</dc:creator>
                <dc:date>2013-03-30T03:58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/text:p>
            </table:table-cell>
            <table:table-cell table:style-name="Table1.A1" office:value-type="string">
              <text:p text:style-name="MP2"><text:change-start text:change-id="ct180879744"/>self<text:change-end text:change-id="ct180879744"/></text:p>
            </table:table-cell>
            <table:table-cell table:style-name="Table1.A1" office:value-type="string">
              <text:p text:style-name="MP3">Seite <text:page-number text:select-page="current">1</text:page-number> von <text:page-count>1</text:page-count><text:line-break/><text:date style:data-style-name="N121" text:date-value="2013-04-23T15:57:28.99">23.4.13</text:date> <text:time style:data-style-name="N41" text:time-value="2013-04-23T15:57:28.99">15:57:26</text:time><text:line-break/><text:change-start text:change-id="ct176817000"/>settings.SITE.site_version()<text:change-end text:change-id="ct17681700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4-23T15:57:29</dc:date>
    <dc:creator>Luc Saffre</dc:creator>
    <meta:editing-duration>PT1H15M37S</meta:editing-duration>
    <meta:editing-cycles>24</meta:editing-cycles>
    <meta:generator>LibreOffice/3.5$Linux_x86 LibreOffice_project/350m1$Build-2</meta:generator>
    <meta:document-statistic meta:table-count="1" meta:image-count="0" meta:object-count="0" meta:page-count="1" meta:paragraph-count="5" meta:word-count="14" meta:character-count="88" meta:non-whitespace-character-count="82"/>
  </office:meta>
</office:document-meta>
</file>